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text:tab/>===========================================</text:span></text:p>
      <text:p text:style-name="P1"><text:span text:style-name="T1"><text:tab/><text:tab/><text:tab/><text:tab/><text:tab/>1. Classes</text:span></text:p>
      <text:p text:style-name="P1"><text:span text:style-name="T1"><text:tab/><text:tab/>===========================================</text:span></text:p>
      <text:p text:style-name="P1"><text:span text:style-name="T1">=&gt;The Purpose of Classes concept is that "To Develop <text:s/>Programmer-Defined Data Types </text:span></text:p>
      <text:p text:style-name="P1"><text:span text:style-name="T1"><text:s text:c="4"/>and To Develop any Real Time Applications".</text:span></text:p>
      <text:p text:style-name="P1"><text:span text:style-name="T1">=&gt;The Purpose of Developing Programmer-Defined Data Type is that "To Customize the </text:span></text:p>
      <text:p text:style-name="P1"><text:span text:style-name="T1"><text:s text:c="4"/>Data Storage and Customized Operations".</text:span></text:p>
      <text:p text:style-name="P1"><text:span text:style-name="T1">=&gt;To Develop <text:s/>Programmer-Defined Data Types and To Develop any Real Time </text:span></text:p>
      <text:p text:style-name="P1"><text:span text:style-name="T1"><text:s text:c="4"/>Applications, we use Classes aconcept with the help of "class" key word.</text:span></text:p>
      <text:p text:style-name="P1"><text:span text:style-name="T1">=&gt;Every Class Name in Python is treated as Programmer-Defined Data Type.</text:span></text:p>
      <text:p text:style-name="P1"><text:span text:style-name="T1">=&gt;In OOPs, Every Python Program must starts with Class . Without Classes Concept, we </text:span></text:p>
      <text:p text:style-name="P1"><text:span text:style-name="T1"><text:s text:c="3"/>can't develop a single program.</text:span></text:p>
      <text:p text:style-name="P1"><text:span text:style-name="T1">-------------------------------------------------------------------</text:span></text:p>
      <text:p text:style-name="P1"><text:span text:style-name="T1">Definition of Class</text:span></text:p>
      <text:p text:style-name="P1"><text:span text:style-name="T1">-------------------------------------------------------------------</text:span></text:p>
      <text:p text:style-name="P1"><text:span text:style-name="T1">=&gt;A class is a collection of Data Members (Variables) <text:s/>and Methods</text:span></text:p>
      <text:p text:style-name="P1"><text:span text:style-name="T1">=&gt;A Class Definition is always considered as Specification of real Time Application.</text:span></text:p>
      <text:p text:style-name="P1"><text:span text:style-name="T1">-----------------------------------------------------------------------</text:span></text:p>
      <text:p text:style-name="P1"><text:span text:style-name="T1">=&gt;Once we define a class, Memory Space is not Created For Data Members and Methods. But whose memory space is created when we create an object w.r.t Class name.</text:span></text:p>
      <text:p text:style-name="P1"><text:span text:style-name="T1">=&gt;To develop any program in OOPs, First we must develop Class and latter we create object w.r.t Class Name for Storing Data.</text:span></text:p>
      <text:p text:style-name="P1"><text:span text:style-name="T1">=&gt;Without defining a class, we can't create an object.</text:span></text:p>
      <text:p text:style-name="P1"><text:span text:style-name="T1">=&gt;If we create an object without class definition, we get NameError.</text:span></text:p>
      <text:p text:style-name="P1"><text:span text:style-name="T1">----------------------------------------------------------------------------------------------------------------------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3" meta:word-count="194" meta:character-count="1601" meta:non-whitespace-character-count="1399"/>
    <meta:generator>LibreOfficeDev/6.0.5.2$Linux_X86_64 LibreOffice_project/</meta:generator>
  </office:meta>
</office:document-meta>
</file>